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0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inset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99pt inset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10">
          <table:table-cell table:number-columns-repeated="32"/>
        </table:table-row>
        <table:table-row table:style-name="ro1">
          <table:table-cell table:style-name="ce1" office:value-type="string" calcext:value-type="string" table:number-columns-spanned="8" table:number-rows-spanned="1">
            <text:p>0x00</text:p>
          </table:table-cell>
          <table:covered-table-cell table:number-columns-repeated="7"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1" table:number-columns-spanned="4" table:number-rows-spanned="1"/>
          <table:covered-table-cell table:number-columns-repeated="3" table:style-name="ce2"/>
          <table:table-cell table:style-name="ce2" table:number-columns-repeated="4"/>
          <table:table-cell table:style-name="ce1" table:number-columns-spanned="4" table:number-rows-spanned="1"/>
          <table:covered-table-cell table:style-name="ce1"/>
          <table:covered-table-cell table:number-columns-repeated="2" table:style-name="ce2"/>
          <table:table-cell table:style-name="ce8" table:number-columns-spanned="8" table:number-rows-spanned="1"/>
          <table:covered-table-cell table:number-columns-repeated="7" table:style-name="ce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8" table:number-rows-spanned="1">
            <text:p>段基地址【31-24】</text:p>
          </table:table-cell>
          <table:covered-table-cell table:number-columns-repeated="7"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/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VL</text:p>
          </table:table-cell>
          <table:table-cell table:style-name="ce1" office:value-type="string" calcext:value-type="string" table:number-columns-spanned="4" table:number-rows-spanned="1">
            <text:p>段界限【19-16】</text:p>
          </table:table-cell>
          <table:covered-table-cell table:number-columns-repeated="3" table:style-name="ce2"/>
          <table:table-cell table:style-name="ce2" office:value-type="string" calcext:value-type="string">
            <text:p>P</text:p>
          </table:table-cell>
          <table:table-cell table:style-name="ce1" office:value-type="string" calcext:value-type="string" table:number-columns-spanned="2" table:number-rows-spanned="1">
            <text:p>DPL</text:p>
          </table:table-cell>
          <table:covered-table-cell table:style-name="ce2"/>
          <table:table-cell table:style-name="ce2" office:value-type="string" calcext:value-type="string">
            <text:p>S</text:p>
          </table:table-cell>
          <table:table-cell table:style-name="ce1" office:value-type="string" calcext:value-type="string" table:number-columns-spanned="4" table:number-rows-spanned="1">
            <text:p>TYPE</text:p>
          </table:table-cell>
          <table:covered-table-cell table:style-name="ce1"/>
          <table:covered-table-cell table:number-columns-repeated="2" table:style-name="ce2"/>
          <table:table-cell table:style-name="ce1" office:value-type="string" calcext:value-type="string" table:number-columns-spanned="8" table:number-rows-spanned="1">
            <text:p>段基地址【23-16】</text:p>
          </table:table-cell>
          <table:covered-table-cell table:number-columns-repeated="7" table:style-name="ce2"/>
        </table:table-row>
        <table:table-row table:style-name="ro1">
          <table:table-cell table:style-name="ce3" table:number-columns-repeated="32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"/>
          <table:table-cell table:style-name="ce1" table:number-columns-spanned="16" table:number-rows-spanned="1"/>
          <table:covered-table-cell table:number-columns-repeated="15" table:style-name="ce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 table:number-columns-spanned="16" table:number-rows-spanned="1">
            <text:p>段基地址【15-0】</text:p>
          </table:table-cell>
          <table:covered-table-cell table:number-columns-repeated="15" table:style-name="ce2"/>
          <table:table-cell table:style-name="ce1" office:value-type="string" calcext:value-type="string" table:number-columns-spanned="16" table:number-rows-spanned="1">
            <text:p>段界限【15-0】</text:p>
          </table:table-cell>
          <table:covered-table-cell table:number-columns-repeated="15" table:style-name="ce2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style-name="ce3"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1" office:value-type="string" calcext:value-type="string" table:number-columns-spanned="3" table:number-rows-spanned="1">
            <text:p>区域</text:p>
          </table:table-cell>
          <table:covered-table-cell table:number-columns-repeated="2" table:style-name="ce5"/>
          <table:table-cell table:style-name="ce11" office:value-type="string" calcext:value-type="string" table:number-columns-spanned="29" table:number-rows-spanned="1">
            <text:p>意义</text:p>
          </table:table-cell>
          <table:covered-table-cell table:number-columns-repeated="28" table:style-name="ce5"/>
        </table:table-row>
        <table:table-row table:style-name="ro1">
          <table:table-cell table:style-name="ce11" office:value-type="string" calcext:value-type="string" table:number-columns-spanned="3" table:number-rows-spanned="1">
            <text:p>G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段粒度，当该位为“0” 时，段界限以字节为单位；该位为“1” 时，段界限以4K为单位。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D/B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代码段，该位为“D” 位，为“0” 时表示用指令指针寄存器 IP取指令，否则用EIP；栈段，该位为“B” 位，该位为“0” 时，访问用SP，否则用ESP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64 位代码段标志，保留此位给64位处理器使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AV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由软件使用的位，通常由操作系统使用，处理器不使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P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段存在位标志，用来指示段是否存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DP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描述符的特权级，0-3， 0 级最高，3 级最低，操作系统通常运行在0级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S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用于指定描述符的类型，“0” 表示系统段，“1” 表示代码段或者数据段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TYPE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TYPE 一共有4位，数据段时，4 位分别为 X E W A；代码段时，4位分别为 X C R A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X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是否可执行，0 表示不可执行，此时为数据段；1 表示可执行，此时为代码段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E/C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E 为 0 时表示向上拓展，为 1 时向下拓展；C (confroming)位，当为 1 时，代码可以从低优先级转移到高优先级执行，保持之前的运行级别，为0 时会触发异常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W/R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W 表示该段是否可写，0 不可写，1 可写；R 表示代码段是否可读，0 不可读，1 可读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A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已访问位，每当该段被访问时，处理器自动将该位置1，对该位的清零由操作系统负责，通过监视该位可以统计出该段的使用频率</text:p>
          </table:table-cell>
          <table:covered-table-cell table:number-columns-repeated="28"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21:21:57.574886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2:02:27.860377462</meta:creation-date>
    <dc:date>2020-10-20T22:44:03.616791643</dc:date>
    <meta:editing-duration>PT1H40M32S</meta:editing-duration>
    <meta:editing-cycles>60</meta:editing-cycles>
    <meta:generator>LibreOffice/6.0.7.3$Linux_X86_64 LibreOffice_project/00m0$Build-3</meta:generator>
    <meta:document-statistic meta:table-count="1" meta:cell-count="108" meta:object-count="0"/>
  </office:meta>
</office:document-meta>
</file>